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ed93f" officeooo:paragraph-rsid="001ed93f"/>
    </style:style>
    <style:style style:name="P3" style:family="paragraph" style:parent-style-name="Standard">
      <style:paragraph-properties fo:text-align="start" style:justify-single-word="false"/>
      <style:text-properties officeooo:rsid="001ed93f" officeooo:paragraph-rsid="002350ca"/>
    </style:style>
    <style:style style:name="P4" style:family="paragraph" style:parent-style-name="Standard">
      <style:paragraph-properties fo:text-align="start" style:justify-single-word="false"/>
      <style:text-properties officeooo:rsid="00220f1e" officeooo:paragraph-rsid="00220f1e"/>
    </style:style>
    <style:style style:name="T1" style:family="text">
      <style:text-properties fo:font-size="16pt" style:font-size-asian="16pt" style:font-size-complex="16pt"/>
    </style:style>
    <style:style style:name="T2" style:family="text">
      <style:text-properties fo:font-size="16pt" officeooo:rsid="001ed93f" style:font-size-asian="16pt" style:font-size-complex="16pt"/>
    </style:style>
    <style:style style:name="T3" style:family="text">
      <style:text-properties fo:font-weight="bold" style:font-weight-asian="bold" style:font-weight-complex="bold"/>
    </style:style>
    <style:style style:name="T4" style:family="text">
      <style:text-properties fo:font-weight="bold" officeooo:rsid="001f49e2" style:font-weight-asian="bold" style:font-weight-complex="bold"/>
    </style:style>
    <style:style style:name="T5" style:family="text">
      <style:text-properties fo:font-weight="bold" officeooo:rsid="00220f1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f49e2" style:font-weight-asian="normal" style:font-weight-complex="normal"/>
    </style:style>
    <style:style style:name="T8" style:family="text">
      <style:text-properties fo:font-weight="normal" officeooo:rsid="0020aef1" style:font-weight-asian="normal" style:font-weight-complex="normal"/>
    </style:style>
    <style:style style:name="T9" style:family="text">
      <style:text-properties fo:font-weight="normal" officeooo:rsid="00220f1e" style:font-weight-asian="normal" style:font-weight-complex="normal"/>
    </style:style>
    <style:style style:name="T10" style:family="text">
      <style:text-properties fo:font-weight="normal" officeooo:rsid="0022de5a" style:font-weight-asian="normal" style:font-weight-complex="normal"/>
    </style:style>
    <style:style style:name="T11" style:family="text">
      <style:text-properties fo:font-weight="normal" officeooo:rsid="002350c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15"/><text:span text:style-name="T1"><text:s/></text:span><text:span text:style-name="T2">Report</text:span></text:p>
      <text:p text:style-name="P1"/>
      <text:p text:style-name="P1"/>
      <text:p text:style-name="P2">Students: Dimitris Dinis ,Cael Milne</text:p>
      <text:p text:style-name="P2">Students ID: 51876736,</text:p>
      <text:p text:style-name="P2"/>
      <text:p text:style-name="P3">Our project started with the idea of building a blog about Mars. We used Open Source data from the official Nasa page. Initially we focused more on the layout of the blog so that we would have a solid foundation on which to build the whole app together. We started laying some css in the <text:span text:style-name="T3">application.css.scss, </text:span><text:span text:style-name="T8">mostly using bootstrap and our own ideas</text:span><text:span text:style-name="T3">. </text:span><text:span text:style-name="T6">We generated </text:span><text:span text:style-name="T7">the </text:span><text:span text:style-name="T4">mars_overview</text:span><text:span text:style-name="T7"> controller which provides with the first 3 pages for our website. They mostly contain documentation about the mission on Mars, having live data applications within such as the insight weather frame. It also contains our highchart which is based on historical data parsed from the .csv file. Next, we created some scaffolds, the rovers, engine and orbit page. The rover page lets you create and deploy a rover on Mars. You can also use the seed task in order to populate it automatically with 5 random rovers. Same goes for the rockets page. The orbit page is linked with refferences in the schema file with the engines, thus whenever you want to create an orbit you have to choose from a rocket you created in the engine page, providing linkage within tables. You can also measure the Period of your orbit through the measure period function by entering the height of your orbit(distance from the satelite to the surface of the earth). NOTE: the period function is not wrong because it displays 1:24 hours where you dont have any input since that is how much it takes for an orbiting object with 0 height to reach a full cycle. We have also provided a </text:span><text:span text:style-name="T4">See Json </text:span><text:span text:style-name="T7">link for each page, and for each </text:span><text:span text:style-name="T8">object</text:span><text:span text:style-name="T7"> instance you create. </text:span><text:span text:style-name="T8">The Historical Weather Data is self-explanatory, it contains historical weather data about the weather on mars for each solstice since 2016. You can also search for any specific weather through our search function.The 2018 average temperature basically runs the whole weather data through a function in the .rake file and selects the avg monthly temperatures for 2018. The highchart in the mars_weather page is based on this file. Regarding the tools we used, by far the most important one was Github. We split the project into different branches, each of us pushing our work on our branch and whenever we felt like it was good, we would merge it into master. The project contains 4 different branches and 24 commits. We can say that we both worked evenly on the project , since we didn’t really care on splitting it by half and half, because we just worked simoultaneously on different aspects of it. </text:span><text:span text:style-name="T9">We have also added features such as bootstrap for the scaffold tables, a redirect to an error page in case you accessed an incorrect route, and some pretty cool open source gifs! Since we would work on different platforms, our rails apps had to be updated whenever we would pull them from github. First we had to update our yarn with the </text:span><text:span text:style-name="T5">yarn install –check-files</text:span><text:span text:style-name="T9"> command, then migrate the schemas into the database with </text:span><text:span text:style-name="T5">rails </text:span><text:a xlink:type="simple" xlink:href="db:migrate" text:style-name="Internet_20_link" text:visited-style-name="Visited_20_Internet_20_Link"><text:span text:style-name="T5">db:migrate</text:span></text:a><text:span text:style-name="T5"> </text:span><text:span text:style-name="T9">and then seed the tables for each of the scaffold(rake rovers:seed_rovers, rake engines:seed_engines, rake weather_</text:span><text:a xlink:type="simple" xlink:href="data:seed_weatherData" text:style-name="Internet_20_link" text:visited-style-name="Visited_20_Internet_20_Link"><text:span text:style-name="T9">data:seed_weatherData</text:span></text:a><text:span text:style-name="T9">, rake gathermonth:seed_gathermonth) then voilla! A blog about mars w</text:span><text:span text:style-name="T11">ill</text:span><text:span text:style-name="T9"> appear. </text:span><text:span text:style-name="T11">For the engines and rovers seed, we used the faker gem to generate 5 different rovers with random names and select random models from our list. For weatherdata, we parsed the data into a csv file and then deploy it accordingly to each row of the schema table.</text:span><text:span text:style-name="T9">Regarding Heroku, we tried following the practical steps for deployment (changing gemfile, installing bundle without the production group, linking to github, pushing to heroku the master). Everything was running smoothly until the compilation phase when it would fail due to some bizzare 30 line error about jquery not being contained in the ‘browser’ field. We are not really sure what is causing it, however pushing travelagent to heroku went smoothly and I taking the same steps with it, but the error was still there.</text:span></text:p>
      <text:p text:style-name="P4"><text:span text:style-name="T9">I</text:span><text:span text:style-name="T6">n conclusion, we really enjoyed the idea of creating a blog about mars and <text:s/>that is what made us </text:span><text:span text:style-name="T10">work hard on it. Our blog contains a good layout and structure, making use of the MVC model and different features of r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0:07:37.672278929</meta:creation-date>
    <dc:date>2019-10-20T11:00:29.377827681</dc:date>
    <meta:editing-duration>PT8M29S</meta:editing-duration>
    <meta:editing-cycles>2</meta:editing-cycles>
    <meta:generator>LibreOffice/6.0.7.3$Linux_X86_64 LibreOffice_project/00m0$Build-3</meta:generator>
    <meta:document-statistic meta:table-count="0" meta:image-count="0" meta:object-count="0" meta:page-count="1" meta:paragraph-count="5" meta:word-count="721" meta:character-count="4249" meta:non-whitespace-character-count="3511"/>
  </office:meta>
</office:document-meta>
</file>